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2" table:default-cell-style-name="ce1"/>
        <table:table-row table:style-name="ro1">
          <table:table-cell office:value-type="string" calcext:value-type="string">
            <text:p><text:s text:c="24"/></text:p>
          </table:table-cell>
          <table:table-cell table:style-name="Default" office:value-type="string" calcext:value-type="string">
            <text:p><text:s/>[0,20) <text:s text:c="2"/></text:p>
          </table:table-cell>
          <table:table-cell table:style-name="Default" office:value-type="string" calcext:value-type="string">
            <text:p><text:s/>[0,30) <text:s text:c="3"/></text:p>
          </table:table-cell>
          <table:table-cell table:style-name="Default" office:value-type="string" calcext:value-type="string">
            <text:p><text:s/>[20,40) <text:s/></text:p>
          </table:table-cell>
          <table:table-cell table:style-name="Default" office:value-type="string" calcext:value-type="string">
            <text:p><text:s/>[30,60) <text:s/></text:p>
          </table:table-cell>
          <table:table-cell table:style-name="Default" office:value-type="string" calcext:value-type="string">
            <text:p><text:s/>[40,60) </text:p>
          </table:table-cell>
          <table:table-cell table:style-name="Default" office:value-type="string" calcext:value-type="string">
            <text:p><text:s/>[60,80) </text:p>
          </table:table-cell>
          <table:table-cell table:style-name="Default" office:value-type="string" calcext:value-type="string">
            <text:p><text:s/>[60,90) <text:s/></text:p>
          </table:table-cell>
          <table:table-cell table:style-name="Default" office:value-type="string" calcext:value-type="string">
            <text:p><text:s/>[80,100) </text:p>
          </table:table-cell>
          <table:table-cell table:style-name="Default" office:value-type="string" calcext:value-type="string">
            <text:p><text:s/>[90,120) </text:p>
          </table:table-cell>
          <table:table-cell table:style-name="Default" office:value-type="string" calcext:value-type="string">
            <text:p><text:s/>[100,120) </text:p>
          </table:table-cell>
          <table:table-cell table:style-name="Default" office:value-type="string" calcext:value-type="string">
            <text:p><text:s/>[120,140) </text:p>
          </table:table-cell>
          <table:table-cell table:style-name="Default" office:value-type="string" calcext:value-type="string">
            <text:p><text:s/>[120,150) </text:p>
          </table:table-cell>
          <table:table-cell table:style-name="Default" office:value-type="string" calcext:value-type="string">
            <text:p><text:s/>[140,160) </text:p>
          </table:table-cell>
          <table:table-cell table:style-name="Default" office:value-type="string" calcext:value-type="string">
            <text:p><text:s/>[150,180) </text:p>
          </table:table-cell>
          <table:table-cell table:style-name="Default" office:value-type="string" calcext:value-type="string">
            <text:p><text:s/>[160,180) </text:p>
          </table:table-cell>
          <table:table-cell table:style-name="Default" office:value-type="string" calcext:value-type="string">
            <text:p><text:s/>[180,200) </text:p>
          </table:table-cell>
          <table:table-cell table:style-name="Default" office:value-type="string" calcext:value-type="string">
            <text:p><text:s/>[180,210) </text:p>
          </table:table-cell>
          <table:table-cell table:style-name="Default" office:value-type="string" calcext:value-type="string">
            <text:p><text:s/>[200,inf) </text:p>
          </table:table-cell>
          <table:table-cell table:style-name="Default" office:value-type="string" calcext:value-type="string">
            <text:p><text:s/>[210,240) </text:p>
          </table:table-cell>
          <table:table-cell table:style-name="Default" office:value-type="string" calcext:value-type="string">
            <text:p><text:s/>[240,270) </text:p>
          </table:table-cell>
          <table:table-cell table:style-name="Default" office:value-type="string" calcext:value-type="string">
            <text:p><text:s/>[270,300) </text:p>
          </table:table-cell>
          <table:table-cell table:style-name="Default" office:value-type="string" calcext:value-type="string">
            <text:p><text:s/>[300,330) </text:p>
          </table:table-cell>
          <table:table-cell table:style-name="Default" office:value-type="string" calcext:value-type="string">
            <text:p><text:s/>[330,360) </text:p>
          </table:table-cell>
          <table:table-cell table:style-name="Default" office:value-type="string" calcext:value-type="string">
            <text:p><text:s/>[360,390) </text:p>
          </table:table-cell>
          <table:table-cell table:style-name="Default" office:value-type="string" calcext:value-type="string">
            <text:p><text:s/>[390,420) </text:p>
          </table:table-cell>
          <table:table-cell table:style-name="Default" office:value-type="string" calcext:value-type="string">
            <text:p><text:s/>[420,450) </text:p>
          </table:table-cell>
          <table:table-cell table:style-name="Default" office:value-type="string" calcext:value-type="string">
            <text:p><text:s/>[450,480) </text:p>
          </table:table-cell>
          <table:table-cell table:style-name="Default" office:value-type="string" calcext:value-type="string">
            <text:p><text:s/>[480,510) </text:p>
          </table:table-cell>
          <table:table-cell table:style-name="Default" office:value-type="string" calcext:value-type="string">
            <text:p><text:s/>[510,540) </text:p>
          </table:table-cell>
          <table:table-cell table:style-name="Default" office:value-type="string" calcext:value-type="string">
            <text:p><text:s/>[540,570) </text:p>
          </table:table-cell>
          <table:table-cell table:style-name="Default" office:value-type="string" calcext:value-type="string">
            <text:p><text:s/>[570,600) </text:p>
          </table:table-cell>
          <table:table-cell table:style-name="Default" office:value-type="string" calcext:value-type="string">
            <text:p><text:s/>[600,630) </text:p>
          </table:table-cell>
          <table:table-cell table:style-name="Default" office:value-type="string" calcext:value-type="string">
            <text:p><text:s/>[630,660) </text:p>
          </table:table-cell>
          <table:table-cell table:style-name="Default" office:value-type="string" calcext:value-type="string">
            <text:p><text:s/>[660,690) </text:p>
          </table:table-cell>
          <table:table-cell table:style-name="Default" office:value-type="string" calcext:value-type="string">
            <text:p><text:s/>[690,720) </text:p>
          </table:table-cell>
          <table:table-cell table:style-name="Default" office:value-type="string" calcext:value-type="string">
            <text:p><text:s/>[720,750) </text:p>
          </table:table-cell>
          <table:table-cell table:style-name="Default" office:value-type="string" calcext:value-type="string">
            <text:p><text:s/>[750,780) </text:p>
          </table:table-cell>
          <table:table-cell table:style-name="Default" office:value-type="string" calcext:value-type="string">
            <text:p><text:s/>[780,810) </text:p>
          </table:table-cell>
          <table:table-cell table:style-name="Default" office:value-type="string" calcext:value-type="string">
            <text:p><text:s/>[810,840) </text:p>
          </table:table-cell>
          <table:table-cell table:style-name="Default" office:value-type="string" calcext:value-type="string">
            <text:p><text:s/>[840,870) </text:p>
          </table:table-cell>
          <table:table-cell table:style-name="Default" office:value-type="string" calcext:value-type="string">
            <text:p><text:s/>[870,900) </text:p>
          </table:table-cell>
          <table:table-cell table:style-name="Default" office:value-type="string" calcext:value-type="string">
            <text:p><text:s/>[900,inf) </text:p>
          </table:table-cell>
        </table:table-row>
        <table:table-row table:style-name="ro1">
          <table:table-cell office:value-type="string" calcext:value-type="string">
            <text:p><text:s/>retries=6,timeout=0.2 <text:s/></text:p>
          </table:table-cell>
          <table:table-cell office:value-type="float" office:value="89.89333" calcext:value-type="float">
            <text:p>89.89333</text:p>
          </table:table-cell>
          <table:table-cell office:value-type="float" office:value="185.93333" calcext:value-type="float">
            <text:p>185.93333</text:p>
          </table:table-cell>
          <table:table-cell office:value-type="float" office:value="10.46667" calcext:value-type="float">
            <text:p>10.46667</text:p>
          </table:table-cell>
          <table:table-cell office:value-type="float" office:value="51.4" calcext:value-type="float">
            <text:p>51.4</text:p>
          </table:table-cell>
          <table:table-cell office:value-type="float" office:value="1.48" calcext:value-type="float">
            <text:p>1.48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17.93333" calcext:value-type="float">
            <text:p>17.93333</text:p>
          </table:table-cell>
          <table:table-cell office:value-type="float" office:value="0" calcext:value-type="float">
            <text:p>0</text:p>
          </table:table-cell>
          <table:table-cell office:value-type="float" office:value="9.86667" calcext:value-type="float">
            <text:p>9.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56.86667" calcext:value-type="float">
            <text:p>56.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float" office:value="2.33333" calcext:value-type="float">
            <text:p>2.33333</text:p>
          </table:table-cell>
          <table:table-cell office:value-type="float" office:value="5.53333" calcext:value-type="float">
            <text:p>5.53333</text:p>
          </table:table-cell>
          <table:table-cell office:value-type="float" office:value="1.86667" calcext:value-type="float">
            <text:p>1.86667</text:p>
          </table:table-cell>
          <table:table-cell office:value-type="float" office:value="9.33333" calcext:value-type="float">
            <text:p>9.33333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2.46667" calcext:value-type="float">
            <text:p>2.46667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2" calcext:value-type="float">
            <text:p>0.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66667" calcext:value-type="float">
            <text:p>0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6,timeout=0.4 <text:s/></text:p>
          </table:table-cell>
          <table:table-cell office:value-type="float" office:value="85.72" calcext:value-type="float">
            <text:p>85.72</text:p>
          </table:table-cell>
          <table:table-cell office:value-type="float" office:value="101.66667" calcext:value-type="float">
            <text:p>101.66667</text:p>
          </table:table-cell>
          <table:table-cell office:value-type="float" office:value="7.50667" calcext:value-type="float">
            <text:p>7.50667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.48" calcext:value-type="float">
            <text:p>0.4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1.06667" calcext:value-type="float">
            <text:p>1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60.26667" calcext:value-type="float">
            <text:p>60.2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6667" calcext:value-type="float">
            <text:p>7.46667</text:p>
          </table:table-cell>
          <table:table-cell office:value-type="float" office:value="1.44" calcext:value-type="float">
            <text:p>1.44</text:p>
          </table:table-cell>
          <table:table-cell office:value-type="float" office:value="104.26667" calcext:value-type="float">
            <text:p>104.26667</text:p>
          </table:table-cell>
          <table:table-cell office:value-type="float" office:value="5.4" calcext:value-type="float">
            <text:p>5.4</text:p>
          </table:table-cell>
          <table:table-cell office:value-type="float" office:value="2.4" calcext:value-type="float">
            <text:p>2.4</text:p>
          </table:table-cell>
          <table:table-cell office:value-type="float" office:value="0.73333" calcext:value-type="float">
            <text:p>0.73333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6.73333" calcext:value-type="float">
            <text:p>6.73333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1.2" calcext:value-type="float">
            <text:p>1.2</text:p>
          </table:table-cell>
          <table:table-cell office:value-type="float" office:value="3.73333" calcext:value-type="float">
            <text:p>3.73333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3333" calcext:value-type="float">
            <text:p>0.1333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<text:s/>retries=6,timeout=0.6 <text:s/></text:p>
          </table:table-cell>
          <table:table-cell office:value-type="float" office:value="82.88" calcext:value-type="float">
            <text:p>82.88</text:p>
          </table:table-cell>
          <table:table-cell office:value-type="float" office:value="108.73333" calcext:value-type="float">
            <text:p>108.73333</text:p>
          </table:table-cell>
          <table:table-cell office:value-type="float" office:value="5.44" calcext:value-type="float">
            <text:p>5.44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0.46667" calcext:value-type="float">
            <text:p>0.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86667" calcext:value-type="float">
            <text:p>17.86667</text:p>
          </table:table-cell>
          <table:table-cell office:value-type="float" office:value="0" calcext:value-type="float">
            <text:p>0</text:p>
          </table:table-cell>
          <table:table-cell office:value-type="float" office:value="54.6" calcext:value-type="float">
            <text:p>54.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" calcext:value-type="float">
            <text:p>0</text:p>
          </table:table-cell>
          <table:table-cell office:value-type="float" office:value="14.13333" calcext:value-type="float">
            <text:p>14.13333</text:p>
          </table:table-cell>
          <table:table-cell office:value-type="float" office:value="1.64" calcext:value-type="float">
            <text:p>1.64</text:p>
          </table:table-cell>
          <table:table-cell office:value-type="float" office:value="106.8" calcext:value-type="float">
            <text:p>106.8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2.73333" calcext:value-type="float">
            <text:p>2.73333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06667" calcext:value-type="float">
            <text:p>0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4.2" calcext:value-type="float">
            <text:p>4.2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06667" calcext:value-type="float">
            <text:p>0.0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667" calcext:value-type="float">
            <text:p>0.06667</text:p>
          </table:table-cell>
          <table:table-cell table:number-columns-repeated="2" office:value-type="float" office:value="0.26667" calcext:value-type="float">
            <text:p>0.2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6,timeout=0.8 <text:s/></text:p>
          </table:table-cell>
          <table:table-cell office:value-type="float" office:value="81" calcext:value-type="float">
            <text:p>81</text:p>
          </table:table-cell>
          <table:table-cell office:value-type="float" office:value="107.66667" calcext:value-type="float">
            <text:p>107.66667</text:p>
          </table:table-cell>
          <table:table-cell office:value-type="float" office:value="5.74667" calcext:value-type="float">
            <text:p>5.74667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3.93333" calcext:value-type="float">
            <text:p>3.9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3333" calcext:value-type="float">
            <text:p>23.53333</text:p>
          </table:table-cell>
          <table:table-cell office:value-type="float" office:value="0" calcext:value-type="float">
            <text:p>0</text:p>
          </table:table-cell>
          <table:table-cell office:value-type="float" office:value="49.4" calcext:value-type="float">
            <text:p>4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2667" calcext:value-type="float">
            <text:p>1.42667</text:p>
          </table:table-cell>
          <table:table-cell office:value-type="float" office:value="104" calcext:value-type="float">
            <text:p>104</text:p>
          </table:table-cell>
          <table:table-cell office:value-type="float" office:value="5.2" calcext:value-type="float">
            <text:p>5.2</text:p>
          </table:table-cell>
          <table:table-cell office:value-type="float" office:value="3.6" calcext:value-type="float">
            <text:p>3.6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7.13333" calcext:value-type="float">
            <text:p>7.13333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4" calcext:value-type="float">
            <text:p>0.4</text:p>
          </table:table-cell>
          <table:table-cell office:value-type="float" office:value="4.26667" calcext:value-type="float">
            <text:p>4.26667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6667" calcext:value-type="float">
            <text:p>0.46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3333" calcext:value-type="float">
            <text:p>0.13333</text:p>
          </table:table-cell>
        </table:table-row>
        <table:table-row table:style-name="ro1">
          <table:table-cell office:value-type="string" calcext:value-type="string">
            <text:p><text:s/>retries=6,timeout=1 <text:s text:c="3"/></text:p>
          </table:table-cell>
          <table:table-cell office:value-type="float" office:value="78.90667" calcext:value-type="float">
            <text:p>78.90667</text:p>
          </table:table-cell>
          <table:table-cell office:value-type="float" office:value="93.66667" calcext:value-type="float">
            <text:p>93.66667</text:p>
          </table:table-cell>
          <table:table-cell office:value-type="float" office:value="5.42667" calcext:value-type="float">
            <text:p>5.42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32" calcext:value-type="float">
            <text:p>0.3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1.86667" calcext:value-type="float">
            <text:p>1.86667</text:p>
          </table:table-cell>
          <table:table-cell office:value-type="float" office:value="0" calcext:value-type="float">
            <text:p>0</text:p>
          </table:table-cell>
          <table:table-cell office:value-type="float" office:value="7.73333" calcext:value-type="float">
            <text:p>7.7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6667" calcext:value-type="float">
            <text:p>19.46667</text:p>
          </table:table-cell>
          <table:table-cell office:value-type="float" office:value="0" calcext:value-type="float">
            <text:p>0</text:p>
          </table:table-cell>
          <table:table-cell office:value-type="float" office:value="51.66667" calcext:value-type="float">
            <text:p>51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6667" calcext:value-type="float">
            <text:p>9.06667</text:p>
          </table:table-cell>
          <table:table-cell office:value-type="float" office:value="1.4" calcext:value-type="float">
            <text:p>1.4</text:p>
          </table:table-cell>
          <table:table-cell office:value-type="float" office:value="106.2" calcext:value-type="float">
            <text:p>106.2</text:p>
          </table:table-cell>
          <table:table-cell office:value-type="float" office:value="6.8" calcext:value-type="float">
            <text:p>6.8</text:p>
          </table:table-cell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13333" calcext:value-type="float">
            <text:p>1.13333</text:p>
          </table:table-cell>
          <table:table-cell office:value-type="float" office:value="6" calcext:value-type="float">
            <text:p>6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1.46667" calcext:value-type="float">
            <text:p>1.46667</text:p>
          </table:table-cell>
          <table:table-cell office:value-type="float" office:value="4.06667" calcext:value-type="float">
            <text:p>4.06667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06667" calcext:value-type="float">
            <text:p>0.06667</text:p>
          </table:table-cell>
        </table:table-row>
        <table:table-row table:style-name="ro1">
          <table:table-cell office:value-type="string" calcext:value-type="string">
            <text:p><text:s/>retries=7,timeout=0.2 <text:s/></text:p>
          </table:table-cell>
          <table:table-cell office:value-type="float" office:value="89.72" calcext:value-type="float">
            <text:p>89.72</text:p>
          </table:table-cell>
          <table:table-cell office:value-type="float" office:value="185.26667" calcext:value-type="float">
            <text:p>185.26667</text:p>
          </table:table-cell>
          <table:table-cell office:value-type="float" office:value="10.05333" calcext:value-type="float">
            <text:p>10.05333</text:p>
          </table:table-cell>
          <table:table-cell office:value-type="float" office:value="51.73333" calcext:value-type="float">
            <text:p>51.73333</text:p>
          </table:table-cell>
          <table:table-cell office:value-type="float" office:value="1.53333" calcext:value-type="float">
            <text:p>1.5333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17.86667" calcext:value-type="float">
            <text:p>17.86667</text:p>
          </table:table-cell>
          <table:table-cell office:value-type="float" office:value="0" calcext:value-type="float">
            <text:p>0</text:p>
          </table:table-cell>
          <table:table-cell office:value-type="float" office:value="8.93333" calcext:value-type="float">
            <text:p>8.9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3333" calcext:value-type="float">
            <text:p>22.53333</text:p>
          </table:table-cell>
          <table:table-cell office:value-type="float" office:value="0" calcext:value-type="float">
            <text:p>0</text:p>
          </table:table-cell>
          <table:table-cell office:value-type="float" office:value="57.46667" calcext:value-type="float">
            <text:p>57.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6667" calcext:value-type="float">
            <text:p>4.86667</text:p>
          </table:table-cell>
          <table:table-cell office:value-type="float" office:value="2.24" calcext:value-type="float">
            <text:p>2.24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float" office:value="9.46667" calcext:value-type="float">
            <text:p>9.46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4.06667" calcext:value-type="float">
            <text:p>4.06667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2.53333" calcext:value-type="float">
            <text:p>2.533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" calcext:value-type="float">
            <text:p>0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0.06667" calcext:value-type="float">
            <text:p>0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</table:table-row>
        <table:table-row table:style-name="ro1">
          <table:table-cell office:value-type="string" calcext:value-type="string">
            <text:p><text:s/>retries=7,timeout=0.4 <text:s/></text:p>
          </table:table-cell>
          <table:table-cell office:value-type="float" office:value="85.57333" calcext:value-type="float">
            <text:p>85.57333</text:p>
          </table:table-cell>
          <table:table-cell office:value-type="float" office:value="100.26667" calcext:value-type="float">
            <text:p>100.26667</text:p>
          </table:table-cell>
          <table:table-cell office:value-type="float" office:value="7.90667" calcext:value-type="float">
            <text:p>7.90667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.57333" calcext:value-type="float">
            <text:p>0.5733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float" office:value="1.46667" calcext:value-type="float">
            <text:p>1.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3333" calcext:value-type="float">
            <text:p>27.93333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667" calcext:value-type="float">
            <text:p>7.66667</text:p>
          </table:table-cell>
          <table:table-cell office:value-type="float" office:value="1.18667" calcext:value-type="float">
            <text:p>1.18667</text:p>
          </table:table-cell>
          <table:table-cell office:value-type="float" office:value="103.66667" calcext:value-type="float">
            <text:p>103.66667</text:p>
          </table:table-cell>
          <table:table-cell office:value-type="float" office:value="5.66667" calcext:value-type="float">
            <text:p>5.66667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7.93333" calcext:value-type="float">
            <text:p>7.93333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4.26667" calcext:value-type="float">
            <text:p>4.26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2" calcext:value-type="float">
            <text:p>0.2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 office:value-type="string" calcext:value-type="string">
            <text:p><text:s/>retries=7,timeout=0.6 <text:s/></text:p>
          </table:table-cell>
          <table:table-cell office:value-type="float" office:value="83.48" calcext:value-type="float">
            <text:p>83.48</text:p>
          </table:table-cell>
          <table:table-cell office:value-type="float" office:value="108" calcext:value-type="float">
            <text:p>108</text:p>
          </table:table-cell>
          <table:table-cell office:value-type="float" office:value="5.50667" calcext:value-type="float">
            <text:p>5.50667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" calcext:value-type="float">
            <text:p>0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0.46667" calcext:value-type="float">
            <text:p>0.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93333" calcext:value-type="float">
            <text:p>17.93333</text:p>
          </table:table-cell>
          <table:table-cell office:value-type="float" office:value="0" calcext:value-type="float">
            <text:p>0</text:p>
          </table:table-cell>
          <table:table-cell office:value-type="float" office:value="53.6" calcext:value-type="float">
            <text:p>53.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" calcext:value-type="float">
            <text:p>0</text:p>
          </table:table-cell>
          <table:table-cell office:value-type="float" office:value="15.4" calcext:value-type="float">
            <text:p>15.4</text:p>
          </table:table-cell>
          <table:table-cell office:value-type="float" office:value="1.34667" calcext:value-type="float">
            <text:p>1.34667</text:p>
          </table:table-cell>
          <table:table-cell office:value-type="float" office:value="106.8" calcext:value-type="float">
            <text:p>106.8</text:p>
          </table:table-cell>
          <table:table-cell office:value-type="float" office:value="6.4" calcext:value-type="float">
            <text:p>6.4</text:p>
          </table:table-cell>
          <table:table-cell office:value-type="float" office:value="2.86667" calcext:value-type="float">
            <text:p>2.86667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06667" calcext:value-type="float">
            <text:p>0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7.93333" calcext:value-type="float">
            <text:p>7.9333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4" calcext:value-type="float">
            <text:p>4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06667" calcext:value-type="float">
            <text:p>0.0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13333" calcext:value-type="float">
            <text:p>0.13333</text:p>
          </table:table-cell>
        </table:table-row>
        <table:table-row table:style-name="ro1">
          <table:table-cell office:value-type="string" calcext:value-type="string">
            <text:p><text:s/>retries=7,timeout=0.8 <text:s/></text:p>
          </table:table-cell>
          <table:table-cell office:value-type="float" office:value="81.42667" calcext:value-type="float">
            <text:p>81.42667</text:p>
          </table:table-cell>
          <table:table-cell office:value-type="float" office:value="106.93333" calcext:value-type="float">
            <text:p>106.93333</text:p>
          </table:table-cell>
          <table:table-cell office:value-type="float" office:value="5.73333" calcext:value-type="float">
            <text:p>5.73333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6.53333" calcext:value-type="float">
            <text:p>6.53333</text:p>
          </table:table-cell>
          <table:table-cell office:value-type="float" office:value="0" calcext:value-type="float">
            <text:p>0</text:p>
          </table:table-cell>
          <table:table-cell office:value-type="float" office:value="4.93333" calcext:value-type="float">
            <text:p>4.9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office:value-type="float" office:value="51.13333" calcext:value-type="float">
            <text:p>51.1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3333" calcext:value-type="float">
            <text:p>3.33333</text:p>
          </table:table-cell>
          <table:table-cell office:value-type="float" office:value="1.32" calcext:value-type="float">
            <text:p>1.32</text:p>
          </table:table-cell>
          <table:table-cell office:value-type="float" office:value="104.66667" calcext:value-type="float">
            <text:p>104.66667</text:p>
          </table:table-cell>
          <table:table-cell office:value-type="float" office:value="5.46667" calcext:value-type="float">
            <text:p>5.46667</text:p>
          </table:table-cell>
          <table:table-cell office:value-type="float" office:value="2.73333" calcext:value-type="float">
            <text:p>2.73333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0" calcext:value-type="float">
            <text:p>0</text:p>
          </table:table-cell>
          <table:table-cell office:value-type="float" office:value="0.33333" calcext:value-type="float">
            <text:p>0.33333</text:p>
          </table:table-cell>
          <table:table-cell table:number-columns-repeated="2" office:value-type="float" office:value="0.26667" calcext:value-type="float">
            <text:p>0.26667</text:p>
          </table:table-cell>
          <table:table-cell office:value-type="float" office:value="6.66667" calcext:value-type="float">
            <text:p>6.66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4" calcext:value-type="float">
            <text:p>0.4</text:p>
          </table:table-cell>
          <table:table-cell office:value-type="float" office:value="4.13333" calcext:value-type="float">
            <text:p>4.13333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</table:table-row>
        <table:table-row table:style-name="ro1">
          <table:table-cell office:value-type="string" calcext:value-type="string">
            <text:p><text:s/>retries=7,timeout=1 <text:s text:c="3"/></text:p>
          </table:table-cell>
          <table:table-cell office:value-type="float" office:value="78.81333" calcext:value-type="float">
            <text:p>78.81333</text:p>
          </table:table-cell>
          <table:table-cell office:value-type="float" office:value="94" calcext:value-type="float">
            <text:p>94</text:p>
          </table:table-cell>
          <table:table-cell office:value-type="float" office:value="5.24" calcext:value-type="float">
            <text:p>5.24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7.86667" calcext:value-type="float">
            <text:p>7.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float" office:value="51.06667" calcext:value-type="float">
            <text:p>51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6667" calcext:value-type="float">
            <text:p>9.66667</text:p>
          </table:table-cell>
          <table:table-cell office:value-type="float" office:value="1.28" calcext:value-type="float">
            <text:p>1.28</text:p>
          </table:table-cell>
          <table:table-cell office:value-type="float" office:value="105.2" calcext:value-type="float">
            <text:p>105.2</text:p>
          </table:table-cell>
          <table:table-cell office:value-type="float" office:value="6.73333" calcext:value-type="float">
            <text:p>6.73333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0.2" calcext:value-type="float">
            <text:p>0.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1.2" calcext:value-type="float">
            <text:p>1.2</text:p>
          </table:table-cell>
          <table:table-cell office:value-type="float" office:value="6.46667" calcext:value-type="float">
            <text:p>6.46667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4.26667" calcext:value-type="float">
            <text:p>4.26667</text:p>
          </table:table-cell>
          <table:table-cell office:value-type="float" office:value="0.33333" calcext:value-type="float">
            <text:p>0.333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06667" calcext:value-type="float">
            <text:p>0.06667</text:p>
          </table:table-cell>
        </table:table-row>
        <table:table-row table:style-name="ro1">
          <table:table-cell office:value-type="string" calcext:value-type="string">
            <text:p><text:s/>retries=8,timeout=0.2 <text:s/></text:p>
          </table:table-cell>
          <table:table-cell office:value-type="float" office:value="90.4" calcext:value-type="float">
            <text:p>90.4</text:p>
          </table:table-cell>
          <table:table-cell office:value-type="float" office:value="185.8" calcext:value-type="float">
            <text:p>185.8</text:p>
          </table:table-cell>
          <table:table-cell office:value-type="float" office:value="10.41333" calcext:value-type="float">
            <text:p>10.41333</text:p>
          </table:table-cell>
          <table:table-cell office:value-type="float" office:value="51.66667" calcext:value-type="float">
            <text:p>51.66667</text:p>
          </table:table-cell>
          <table:table-cell office:value-type="float" office:value="1.62667" calcext:value-type="float">
            <text:p>1.62667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16.86667" calcext:value-type="float">
            <text:p>16.86667</text:p>
          </table:table-cell>
          <table:table-cell office:value-type="float" office:value="0" calcext:value-type="float">
            <text:p>0</text:p>
          </table:table-cell>
          <table:table-cell office:value-type="float" office:value="9.13333" calcext:value-type="float">
            <text:p>9.1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office:value-type="float" office:value="56.46667" calcext:value-type="float">
            <text:p>56.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3333" calcext:value-type="float">
            <text:p>5.13333</text:p>
          </table:table-cell>
          <table:table-cell office:value-type="float" office:value="1.96" calcext:value-type="float">
            <text:p>1.96</text:p>
          </table:table-cell>
          <table:table-cell office:value-type="float" office:value="5.66667" calcext:value-type="float">
            <text:p>5.66667</text:p>
          </table:table-cell>
          <table:table-cell office:value-type="float" office:value="2.26667" calcext:value-type="float">
            <text:p>2.26667</text:p>
          </table:table-cell>
          <table:table-cell office:value-type="float" office:value="9.4" calcext:value-type="float">
            <text:p>9.4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4.13333" calcext:value-type="float">
            <text:p>4.1333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" calcext:value-type="float">
            <text:p>0.2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73333" calcext:value-type="float">
            <text:p>0.7333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8,timeout=0.4 <text:s/></text:p>
          </table:table-cell>
          <table:table-cell office:value-type="float" office:value="85.77333" calcext:value-type="float">
            <text:p>85.77333</text:p>
          </table:table-cell>
          <table:table-cell office:value-type="float" office:value="100.53333" calcext:value-type="float">
            <text:p>100.53333</text:p>
          </table:table-cell>
          <table:table-cell office:value-type="float" office:value="7.94667" calcext:value-type="float">
            <text:p>7.94667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.54667" calcext:value-type="float">
            <text:p>0.54667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19.06667" calcext:value-type="float">
            <text:p>19.0666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13333" calcext:value-type="float">
            <text:p>28.13333</text:p>
          </table:table-cell>
          <table:table-cell office:value-type="float" office:value="0" calcext:value-type="float">
            <text:p>0</text:p>
          </table:table-cell>
          <table:table-cell office:value-type="float" office:value="59.73333" calcext:value-type="float">
            <text:p>59.7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1.21333" calcext:value-type="float">
            <text:p>1.21333</text:p>
          </table:table-cell>
          <table:table-cell office:value-type="float" office:value="103.86667" calcext:value-type="float">
            <text:p>103.86667</text:p>
          </table:table-cell>
          <table:table-cell office:value-type="float" office:value="5.53333" calcext:value-type="float">
            <text:p>5.53333</text:p>
          </table:table-cell>
          <table:table-cell office:value-type="float" office:value="2.73333" calcext:value-type="float">
            <text:p>2.73333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1.26667" calcext:value-type="float">
            <text:p>1.26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7.53333" calcext:value-type="float">
            <text:p>7.53333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1.26667" calcext:value-type="float">
            <text:p>1.26667</text:p>
          </table:table-cell>
          <table:table-cell office:value-type="float" office:value="4.13333" calcext:value-type="float">
            <text:p>4.13333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" calcext:value-type="float">
            <text:p>0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 office:value-type="string" calcext:value-type="string">
            <text:p><text:s/>retries=8,timeout=0.6 <text:s/></text:p>
          </table:table-cell>
          <table:table-cell office:value-type="float" office:value="83.44" calcext:value-type="float">
            <text:p>83.44</text:p>
          </table:table-cell>
          <table:table-cell office:value-type="float" office:value="108.4" calcext:value-type="float">
            <text:p>108.4</text:p>
          </table:table-cell>
          <table:table-cell office:value-type="float" office:value="5.6" calcext:value-type="float">
            <text:p>5.6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41333" calcext:value-type="float">
            <text:p>0.41333</text:p>
          </table:table-cell>
          <table:table-cell office:value-type="float" office:value="0" calcext:value-type="float">
            <text:p>0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0.46667" calcext:value-type="float">
            <text:p>0.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54.2" calcext:value-type="float">
            <text:p>54.2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" calcext:value-type="float">
            <text:p>0</text:p>
          </table:table-cell>
          <table:table-cell office:value-type="float" office:value="14.66667" calcext:value-type="float">
            <text:p>14.66667</text:p>
          </table:table-cell>
          <table:table-cell office:value-type="float" office:value="1.50667" calcext:value-type="float">
            <text:p>1.50667</text:p>
          </table:table-cell>
          <table:table-cell office:value-type="float" office:value="106.66667" calcext:value-type="float">
            <text:p>106.66667</text:p>
          </table:table-cell>
          <table:table-cell office:value-type="float" office:value="6.2" calcext:value-type="float">
            <text:p>6.2</text:p>
          </table:table-cell>
          <table:table-cell office:value-type="float" office:value="2.73333" calcext:value-type="float">
            <text:p>2.73333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06667" calcext:value-type="float">
            <text:p>0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7.86667" calcext:value-type="float">
            <text:p>7.86667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4.26667" calcext:value-type="float">
            <text:p>4.26667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06667" calcext:value-type="float">
            <text:p>0.0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" calcext:value-type="float">
            <text:p>0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13333" calcext:value-type="float">
            <text:p>0.13333</text:p>
          </table:table-cell>
        </table:table-row>
        <table:table-row table:style-name="ro1">
          <table:table-cell office:value-type="string" calcext:value-type="string">
            <text:p><text:s/>retries=8,timeout=0.8 <text:s/></text:p>
          </table:table-cell>
          <table:table-cell office:value-type="float" office:value="80.89333" calcext:value-type="float">
            <text:p>80.89333</text:p>
          </table:table-cell>
          <table:table-cell office:value-type="float" office:value="106.6" calcext:value-type="float">
            <text:p>106.6</text:p>
          </table:table-cell>
          <table:table-cell office:value-type="float" office:value="5.58667" calcext:value-type="float">
            <text:p>5.58667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.30667" calcext:value-type="float">
            <text:p>0.30667</text:p>
          </table:table-cell>
          <table:table-cell office:value-type="float" office:value="0" calcext:value-type="float">
            <text:p>0</text:p>
          </table:table-cell>
          <table:table-cell office:value-type="float" office:value="7.26667" calcext:value-type="float">
            <text:p>7.26667</text:p>
          </table:table-cell>
          <table:table-cell office:value-type="float" office:value="0" calcext:value-type="float">
            <text:p>0</text:p>
          </table:table-cell>
          <table:table-cell office:value-type="float" office:value="4.53333" calcext:value-type="float">
            <text:p>4.5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6667" calcext:value-type="float">
            <text:p>22.4666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1.36" calcext:value-type="float">
            <text:p>1.36</text:p>
          </table:table-cell>
          <table:table-cell office:value-type="float" office:value="103.2" calcext:value-type="float">
            <text:p>103.2</text:p>
          </table:table-cell>
          <table:table-cell office:value-type="float" office:value="5.73333" calcext:value-type="float">
            <text:p>5.73333</text:p>
          </table:table-cell>
          <table:table-cell office:value-type="float" office:value="2.93333" calcext:value-type="float">
            <text:p>2.93333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" calcext:value-type="float">
            <text:p>0.2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6.93333" calcext:value-type="float">
            <text:p>6.9333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4.2" calcext:value-type="float">
            <text:p>4.2</text:p>
          </table:table-cell>
          <table:table-cell office:value-type="float" office:value="0.33333" calcext:value-type="float">
            <text:p>0.33333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</table:table-row>
        <table:table-row table:style-name="ro1">
          <table:table-cell office:value-type="string" calcext:value-type="string">
            <text:p><text:s/>retries=8,timeout=1 <text:s text:c="3"/></text:p>
          </table:table-cell>
          <table:table-cell office:value-type="float" office:value="79.05333" calcext:value-type="float">
            <text:p>79.05333</text:p>
          </table:table-cell>
          <table:table-cell office:value-type="float" office:value="93.6" calcext:value-type="float">
            <text:p>93.6</text:p>
          </table:table-cell>
          <table:table-cell office:value-type="float" office:value="5.34667" calcext:value-type="float">
            <text:p>5.34667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29333" calcext:value-type="float">
            <text:p>0.2933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6667" calcext:value-type="float">
            <text:p>19.46667</text:p>
          </table:table-cell>
          <table:table-cell office:value-type="float" office:value="0" calcext:value-type="float">
            <text:p>0</text:p>
          </table:table-cell>
          <table:table-cell office:value-type="float" office:value="51.73333" calcext:value-type="float">
            <text:p>51.7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.18667" calcext:value-type="float">
            <text:p>1.18667</text:p>
          </table:table-cell>
          <table:table-cell office:value-type="float" office:value="105.33333" calcext:value-type="float">
            <text:p>105.33333</text:p>
          </table:table-cell>
          <table:table-cell office:value-type="float" office:value="6.86667" calcext:value-type="float">
            <text:p>6.86667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0.2" calcext:value-type="float">
            <text:p>0.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1.4" calcext:value-type="float">
            <text:p>1.4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06667" calcext:value-type="float">
            <text:p>0.06667</text:p>
          </table:table-cell>
        </table:table-row>
        <table:table-row table:style-name="ro1">
          <table:table-cell office:value-type="string" calcext:value-type="string">
            <text:p><text:s/>retries=9,timeout=0.2 <text:s/></text:p>
          </table:table-cell>
          <table:table-cell office:value-type="float" office:value="89.85333" calcext:value-type="float">
            <text:p>89.85333</text:p>
          </table:table-cell>
          <table:table-cell office:value-type="float" office:value="185.6" calcext:value-type="float">
            <text:p>185.6</text:p>
          </table:table-cell>
          <table:table-cell office:value-type="float" office:value="10.21333" calcext:value-type="float">
            <text:p>10.21333</text:p>
          </table:table-cell>
          <table:table-cell office:value-type="float" office:value="52.6" calcext:value-type="float">
            <text:p>52.6</text:p>
          </table:table-cell>
          <table:table-cell office:value-type="float" office:value="1.49333" calcext:value-type="float">
            <text:p>1.4933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8.86667" calcext:value-type="float">
            <text:p>8.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13333" calcext:value-type="float">
            <text:p>22.13333</text:p>
          </table:table-cell>
          <table:table-cell office:value-type="float" office:value="0" calcext:value-type="float">
            <text:p>0</text:p>
          </table:table-cell>
          <table:table-cell office:value-type="float" office:value="57.8" calcext:value-type="float">
            <text:p>5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333" calcext:value-type="float">
            <text:p>4.93333</text:p>
          </table:table-cell>
          <table:table-cell office:value-type="float" office:value="2.44" calcext:value-type="float">
            <text:p>2.44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2.13333" calcext:value-type="float">
            <text:p>2.13333</text:p>
          </table:table-cell>
          <table:table-cell office:value-type="float" office:value="9" calcext:value-type="float">
            <text:p>9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3.93333" calcext:value-type="float">
            <text:p>3.93333</text:p>
          </table:table-cell>
          <table:table-cell office:value-type="float" office:value="0.8" calcext:value-type="float">
            <text:p>0.8</text:p>
          </table:table-cell>
          <table:table-cell office:value-type="float" office:value="2.53333" calcext:value-type="float">
            <text:p>2.53333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7.06667" calcext:value-type="float">
            <text:p>7.06667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46667" calcext:value-type="float">
            <text:p>0.46667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06667" calcext:value-type="float">
            <text:p>0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</table:table-row>
        <table:table-row table:style-name="ro1">
          <table:table-cell office:value-type="string" calcext:value-type="string">
            <text:p><text:s/>retries=9,timeout=0.4 <text:s/></text:p>
          </table:table-cell>
          <table:table-cell office:value-type="float" office:value="84.68" calcext:value-type="float">
            <text:p>84.68</text:p>
          </table:table-cell>
          <table:table-cell office:value-type="float" office:value="102.26667" calcext:value-type="float">
            <text:p>102.26667</text:p>
          </table:table-cell>
          <table:table-cell office:value-type="float" office:value="7.61333" calcext:value-type="float">
            <text:p>7.61333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0.6" calcext:value-type="float">
            <text:p>0.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19.06667" calcext:value-type="float">
            <text:p>19.06667</text:p>
          </table:table-cell>
          <table:table-cell office:value-type="float" office:value="0" calcext:value-type="float">
            <text:p>0</text:p>
          </table:table-cell>
          <table:table-cell office:value-type="float" office:value="1.33333" calcext:value-type="float">
            <text:p>1.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3333" calcext:value-type="float">
            <text:p>26.53333</text:p>
          </table:table-cell>
          <table:table-cell office:value-type="float" office:value="0" calcext:value-type="float">
            <text:p>0</text:p>
          </table:table-cell>
          <table:table-cell office:value-type="float" office:value="60.4" calcext:value-type="float">
            <text:p>6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3333" calcext:value-type="float">
            <text:p>7.33333</text:p>
          </table:table-cell>
          <table:table-cell office:value-type="float" office:value="1.45333" calcext:value-type="float">
            <text:p>1.45333</text:p>
          </table:table-cell>
          <table:table-cell office:value-type="float" office:value="105.2" calcext:value-type="float">
            <text:p>105.2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1.26667" calcext:value-type="float">
            <text:p>1.26667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7.33333" calcext:value-type="float">
            <text:p>7.3333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33333" calcext:value-type="float">
            <text:p>0.33333</text:p>
          </table:table-cell>
        </table:table-row>
        <table:table-row table:style-name="ro1">
          <table:table-cell office:value-type="string" calcext:value-type="string">
            <text:p><text:s/>retries=9,timeout=0.6 <text:s/></text:p>
          </table:table-cell>
          <table:table-cell office:value-type="float" office:value="82.28" calcext:value-type="float">
            <text:p>82.28</text:p>
          </table:table-cell>
          <table:table-cell office:value-type="float" office:value="109.8" calcext:value-type="float">
            <text:p>109.8</text:p>
          </table:table-cell>
          <table:table-cell office:value-type="float" office:value="5.42667" calcext:value-type="float">
            <text:p>5.42667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" calcext:value-type="float">
            <text:p>0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0.46667" calcext:value-type="float">
            <text:p>0.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73333" calcext:value-type="float">
            <text:p>18.73333</text:p>
          </table:table-cell>
          <table:table-cell office:value-type="float" office:value="0" calcext:value-type="float">
            <text:p>0</text:p>
          </table:table-cell>
          <table:table-cell office:value-type="float" office:value="53.8" calcext:value-type="float">
            <text:p>53.8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1.64" calcext:value-type="float">
            <text:p>1.64</text:p>
          </table:table-cell>
          <table:table-cell office:value-type="float" office:value="105.13333" calcext:value-type="float">
            <text:p>105.13333</text:p>
          </table:table-cell>
          <table:table-cell office:value-type="float" office:value="6.2" calcext:value-type="float">
            <text:p>6.2</text:p>
          </table:table-cell>
          <table:table-cell office:value-type="float" office:value="2.86667" calcext:value-type="float">
            <text:p>2.86667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.13333" calcext:value-type="float">
            <text:p>0.1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7.26667" calcext:value-type="float">
            <text:p>7.26667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2.2" calcext:value-type="float">
            <text:p>2.2</text:p>
          </table:table-cell>
          <table:table-cell office:value-type="float" office:value="4.2" calcext:value-type="float">
            <text:p>4.2</text:p>
          </table:table-cell>
          <table:table-cell office:value-type="float" office:value="0.26667" calcext:value-type="float">
            <text:p>0.266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<text:s/>retries=9,timeout=0.8 <text:s/></text:p>
          </table:table-cell>
          <table:table-cell office:value-type="float" office:value="81.10667" calcext:value-type="float">
            <text:p>81.10667</text:p>
          </table:table-cell>
          <table:table-cell office:value-type="float" office:value="106.86667" calcext:value-type="float">
            <text:p>106.86667</text:p>
          </table:table-cell>
          <table:table-cell office:value-type="float" office:value="5.74667" calcext:value-type="float">
            <text:p>5.74667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4.46667" calcext:value-type="float">
            <text:p>4.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0.33333" calcext:value-type="float">
            <text:p>50.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6667" calcext:value-type="float">
            <text:p>3.46667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04.46667" calcext:value-type="float">
            <text:p>104.46667</text:p>
          </table:table-cell>
          <table:table-cell office:value-type="float" office:value="5.53333" calcext:value-type="float">
            <text:p>5.53333</text:p>
          </table:table-cell>
          <table:table-cell office:value-type="float" office:value="2.93333" calcext:value-type="float">
            <text:p>2.93333</text:p>
          </table:table-cell>
          <table:table-cell office:value-type="float" office:value="1.53333" calcext:value-type="float">
            <text:p>1.53333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7.46667" calcext:value-type="float">
            <text:p>7.46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4.13333" calcext:value-type="float">
            <text:p>4.1333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33" calcext:value-type="float">
            <text:p>0.533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</table:table-row>
        <table:table-row table:style-name="ro1">
          <table:table-cell office:value-type="string" calcext:value-type="string">
            <text:p><text:s/>retries=9,timeout=1 <text:s text:c="3"/></text:p>
          </table:table-cell>
          <table:table-cell office:value-type="float" office:value="78.85333" calcext:value-type="float">
            <text:p>78.85333</text:p>
          </table:table-cell>
          <table:table-cell office:value-type="float" office:value="94.26667" calcext:value-type="float">
            <text:p>94.26667</text:p>
          </table:table-cell>
          <table:table-cell office:value-type="float" office:value="5.21333" calcext:value-type="float">
            <text:p>5.21333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7.86667" calcext:value-type="float">
            <text:p>7.8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06667" calcext:value-type="float">
            <text:p>19.06667</text:p>
          </table:table-cell>
          <table:table-cell office:value-type="float" office:value="0" calcext:value-type="float">
            <text:p>0</text:p>
          </table:table-cell>
          <table:table-cell office:value-type="float" office:value="51.06667" calcext:value-type="float">
            <text:p>51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1.34667" calcext:value-type="float">
            <text:p>1.34667</text:p>
          </table:table-cell>
          <table:table-cell office:value-type="float" office:value="105.13333" calcext:value-type="float">
            <text:p>105.13333</text:p>
          </table:table-cell>
          <table:table-cell office:value-type="float" office:value="6.73333" calcext:value-type="float">
            <text:p>6.73333</text:p>
          </table:table-cell>
          <table:table-cell office:value-type="float" office:value="2.06667" calcext:value-type="float">
            <text:p>2.06667</text:p>
          </table:table-cell>
          <table:table-cell office:value-type="float" office:value="0.2" calcext:value-type="float">
            <text:p>0.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1.26667" calcext:value-type="float">
            <text:p>1.26667</text:p>
          </table:table-cell>
          <table:table-cell office:value-type="float" office:value="6.53333" calcext:value-type="float">
            <text:p>6.53333</text:p>
          </table:table-cell>
          <table:table-cell office:value-type="float" office:value="1" calcext:value-type="float">
            <text:p>1</text:p>
          </table:table-cell>
          <table:table-cell office:value-type="float" office:value="1.26667" calcext:value-type="float">
            <text:p>1.26667</text:p>
          </table:table-cell>
          <table:table-cell office:value-type="float" office:value="4.4" calcext:value-type="float">
            <text:p>4.4</text:p>
          </table:table-cell>
          <table:table-cell office:value-type="float" office:value="0.4" calcext:value-type="float">
            <text:p>0.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06667" calcext:value-type="float">
            <text:p>0.06667</text:p>
          </table:table-cell>
        </table:table-row>
        <table:table-row table:style-name="ro1">
          <table:table-cell office:value-type="string" calcext:value-type="string">
            <text:p><text:s/>retries=10,timeout=0.2 </text:p>
          </table:table-cell>
          <table:table-cell office:value-type="float" office:value="90.06667" calcext:value-type="float">
            <text:p>90.06667</text:p>
          </table:table-cell>
          <table:table-cell office:value-type="float" office:value="186.8" calcext:value-type="float">
            <text:p>186.8</text:p>
          </table:table-cell>
          <table:table-cell office:value-type="float" office:value="10.54667" calcext:value-type="float">
            <text:p>10.54667</text:p>
          </table:table-cell>
          <table:table-cell office:value-type="float" office:value="51.13333" calcext:value-type="float">
            <text:p>51.13333</text:p>
          </table:table-cell>
          <table:table-cell office:value-type="float" office:value="1.56" calcext:value-type="float">
            <text:p>1.56</text:p>
          </table:table-cell>
          <table:table-cell office:value-type="float" office:value="0.05333" calcext:value-type="float">
            <text:p>0.05333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3333" calcext:value-type="float">
            <text:p>21.93333</text:p>
          </table:table-cell>
          <table:table-cell office:value-type="float" office:value="0" calcext:value-type="float">
            <text:p>0</text:p>
          </table:table-cell>
          <table:table-cell office:value-type="float" office:value="57.33333" calcext:value-type="float">
            <text:p>57.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6667" calcext:value-type="float">
            <text:p>5.06667</text:p>
          </table:table-cell>
          <table:table-cell office:value-type="float" office:value="2.04" calcext:value-type="float">
            <text:p>2.04</text:p>
          </table:table-cell>
          <table:table-cell office:value-type="float" office:value="5.66667" calcext:value-type="float">
            <text:p>5.66667</text:p>
          </table:table-cell>
          <table:table-cell office:value-type="float" office:value="2.26667" calcext:value-type="float">
            <text:p>2.26667</text:p>
          </table:table-cell>
          <table:table-cell office:value-type="float" office:value="9.2" calcext:value-type="float">
            <text:p>9.2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4" calcext:value-type="float">
            <text:p>4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2.53333" calcext:value-type="float">
            <text:p>2.53333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6.93333" calcext:value-type="float">
            <text:p>6.93333</text:p>
          </table:table-cell>
          <table:table-cell office:value-type="float" office:value="0.46667" calcext:value-type="float">
            <text:p>0.46667</text:p>
          </table:table-cell>
          <table:table-cell table:number-columns-repeated="2" office:value-type="float" office:value="0.13333" calcext:value-type="float">
            <text:p>0.13333</text:p>
          </table:table-cell>
          <table:table-cell office:value-type="float" office:value="0.4" calcext:value-type="float">
            <text:p>0.4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table:number-columns-repeated="2"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46667" calcext:value-type="float">
            <text:p>0.4666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retries=10,timeout=0.4 </text:p>
          </table:table-cell>
          <table:table-cell office:value-type="float" office:value="85.10667" calcext:value-type="float">
            <text:p>85.10667</text:p>
          </table:table-cell>
          <table:table-cell office:value-type="float" office:value="100.8" calcext:value-type="float">
            <text:p>100.8</text:p>
          </table:table-cell>
          <table:table-cell office:value-type="float" office:value="7.94667" calcext:value-type="float">
            <text:p>7.94667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0.02667" calcext:value-type="float">
            <text:p>0.0266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6667" calcext:value-type="float">
            <text:p>26.86667</text:p>
          </table:table-cell>
          <table:table-cell office:value-type="float" office:value="0" calcext:value-type="float">
            <text:p>0</text:p>
          </table:table-cell>
          <table:table-cell office:value-type="float" office:value="60.2" calcext:value-type="float">
            <text:p>6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6667" calcext:value-type="float">
            <text:p>7.06667</text:p>
          </table:table-cell>
          <table:table-cell office:value-type="float" office:value="1.33333" calcext:value-type="float">
            <text:p>1.33333</text:p>
          </table:table-cell>
          <table:table-cell office:value-type="float" office:value="104.2" calcext:value-type="float">
            <text:p>104.2</text:p>
          </table:table-cell>
          <table:table-cell office:value-type="float" office:value="5.93333" calcext:value-type="float">
            <text:p>5.93333</text:p>
          </table:table-cell>
          <table:table-cell office:value-type="float" office:value="2.8" calcext:value-type="float">
            <text:p>2.8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.26667" calcext:value-type="float">
            <text:p>1.26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7.66667" calcext:value-type="float">
            <text:p>7.66667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1.4" calcext:value-type="float">
            <text:p>1.4</text:p>
          </table:table-cell>
          <table:table-cell office:value-type="float" office:value="3.93333" calcext:value-type="float">
            <text:p>3.93333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26667" calcext:value-type="float">
            <text:p>0.26667</text:p>
          </table:table-cell>
        </table:table-row>
        <table:table-row table:style-name="ro1">
          <table:table-cell office:value-type="string" calcext:value-type="string">
            <text:p><text:s/>retries=10,timeout=0.6 </text:p>
          </table:table-cell>
          <table:table-cell office:value-type="float" office:value="83.26667" calcext:value-type="float">
            <text:p>83.26667</text:p>
          </table:table-cell>
          <table:table-cell office:value-type="float" office:value="107.8" calcext:value-type="float">
            <text:p>107.8</text:p>
          </table:table-cell>
          <table:table-cell office:value-type="float" office:value="5.49333" calcext:value-type="float">
            <text:p>5.49333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38667" calcext:value-type="float">
            <text:p>0.38667</text:p>
          </table:table-cell>
          <table:table-cell office:value-type="float" office:value="0" calcext:value-type="float">
            <text:p>0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" calcext:value-type="float">
            <text:p>0</text:p>
          </table:table-cell>
          <table:table-cell office:value-type="float" office:value="0.46667" calcext:value-type="float">
            <text:p>0.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53.53333" calcext:value-type="float">
            <text:p>53.5333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0" calcext:value-type="float">
            <text:p>0</text:p>
          </table:table-cell>
          <table:table-cell office:value-type="float" office:value="15.06667" calcext:value-type="float">
            <text:p>15.06667</text:p>
          </table:table-cell>
          <table:table-cell office:value-type="float" office:value="1.42667" calcext:value-type="float">
            <text:p>1.42667</text:p>
          </table:table-cell>
          <table:table-cell office:value-type="float" office:value="107.46667" calcext:value-type="float">
            <text:p>107.46667</text:p>
          </table:table-cell>
          <table:table-cell office:value-type="float" office:value="6.13333" calcext:value-type="float">
            <text:p>6.13333</text:p>
          </table:table-cell>
          <table:table-cell office:value-type="float" office:value="2.8" calcext:value-type="float">
            <text:p>2.8</text:p>
          </table:table-cell>
          <table:table-cell office:value-type="float" office:value="0.66667" calcext:value-type="float">
            <text:p>0.66667</text:p>
          </table:table-cell>
          <table:table-cell office:value-type="float" office:value="0.06667" calcext:value-type="float">
            <text:p>0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8.13333" calcext:value-type="float">
            <text:p>8.13333</text:p>
          </table:table-cell>
          <table:table-cell office:value-type="float" office:value="0.73333" calcext:value-type="float">
            <text:p>0.73333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4.13333" calcext:value-type="float">
            <text:p>4.13333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06667" calcext:value-type="float">
            <text:p>0.0666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6667" calcext:value-type="float">
            <text:p>0.8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67" calcext:value-type="float">
            <text:p>0.26667</text:p>
          </table:table-cell>
          <table:table-cell office:value-type="float" office:value="0.06667" calcext:value-type="float">
            <text:p>0.06667</text:p>
          </table:table-cell>
        </table:table-row>
        <table:table-row table:style-name="ro1">
          <table:table-cell office:value-type="string" calcext:value-type="string">
            <text:p><text:s/>retries=10,timeout=0.8 </text:p>
          </table:table-cell>
          <table:table-cell office:value-type="float" office:value="81.58667" calcext:value-type="float">
            <text:p>81.58667</text:p>
          </table:table-cell>
          <table:table-cell office:value-type="float" office:value="105.93333" calcext:value-type="float">
            <text:p>105.93333</text:p>
          </table:table-cell>
          <table:table-cell office:value-type="float" office:value="6.01333" calcext:value-type="float">
            <text:p>6.01333</text:p>
          </table:table-cell>
          <table:table-cell office:value-type="float" office:value="1" calcext:value-type="float">
            <text:p>1</text:p>
          </table:table-cell>
          <table:table-cell office:value-type="float" office:value="0.37333" calcext:value-type="float">
            <text:p>0.37333</text:p>
          </table:table-cell>
          <table:table-cell office:value-type="float" office:value="0.01333" calcext:value-type="float">
            <text:p>0.01333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4.93333" calcext:value-type="float">
            <text:p>4.9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73333" calcext:value-type="float">
            <text:p>22.73333</text:p>
          </table:table-cell>
          <table:table-cell office:value-type="float" office:value="0" calcext:value-type="float">
            <text:p>0</text:p>
          </table:table-cell>
          <table:table-cell office:value-type="float" office:value="51.46667" calcext:value-type="float">
            <text:p>51.4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.16" calcext:value-type="float">
            <text:p>1.16</text:p>
          </table:table-cell>
          <table:table-cell office:value-type="float" office:value="104.06667" calcext:value-type="float">
            <text:p>104.06667</text:p>
          </table:table-cell>
          <table:table-cell office:value-type="float" office:value="5.66667" calcext:value-type="float">
            <text:p>5.66667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4" calcext:value-type="float">
            <text:p>0.4</text:p>
          </table:table-cell>
          <table:table-cell office:value-type="float" office:value="7.06667" calcext:value-type="float">
            <text:p>7.06667</text:p>
          </table:table-cell>
          <table:table-cell office:value-type="float" office:value="0.33333" calcext:value-type="float">
            <text:p>0.33333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4.46667" calcext:value-type="float">
            <text:p>4.46667</text:p>
          </table:table-cell>
          <table:table-cell office:value-type="float" office:value="0.2" calcext:value-type="float">
            <text:p>0.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.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333" calcext:value-type="float">
            <text:p>0.53333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.13333</text:p>
          </table:table-cell>
        </table:table-row>
        <table:table-row table:style-name="ro1">
          <table:table-cell office:value-type="string" calcext:value-type="string">
            <text:p><text:s/>retries=10,timeout=1 <text:s text:c="2"/></text:p>
          </table:table-cell>
          <table:table-cell office:value-type="float" office:value="79.05333" calcext:value-type="float">
            <text:p>79.05333</text:p>
          </table:table-cell>
          <table:table-cell office:value-type="float" office:value="93.6" calcext:value-type="float">
            <text:p>93.6</text:p>
          </table:table-cell>
          <table:table-cell office:value-type="float" office:value="5.34667" calcext:value-type="float">
            <text:p>5.34667</text:p>
          </table:table-cell>
          <table:table-cell office:value-type="float" office:value="0.46667" calcext:value-type="float">
            <text:p>0.46667</text:p>
          </table:table-cell>
          <table:table-cell office:value-type="float" office:value="0.29333" calcext:value-type="float">
            <text:p>0.2933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46667" calcext:value-type="float">
            <text:p>19.46667</text:p>
          </table:table-cell>
          <table:table-cell office:value-type="float" office:value="0" calcext:value-type="float">
            <text:p>0</text:p>
          </table:table-cell>
          <table:table-cell office:value-type="float" office:value="51.73333" calcext:value-type="float">
            <text:p>51.7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1.18667" calcext:value-type="float">
            <text:p>1.18667</text:p>
          </table:table-cell>
          <table:table-cell office:value-type="float" office:value="105.33333" calcext:value-type="float">
            <text:p>105.33333</text:p>
          </table:table-cell>
          <table:table-cell office:value-type="float" office:value="6.86667" calcext:value-type="float">
            <text:p>6.86667</text:p>
          </table:table-cell>
          <table:table-cell office:value-type="float" office:value="1.93333" calcext:value-type="float">
            <text:p>1.93333</text:p>
          </table:table-cell>
          <table:table-cell office:value-type="float" office:value="0.2" calcext:value-type="float">
            <text:p>0.2</text:p>
          </table:table-cell>
          <table:table-cell office:value-type="float" office:value="0.06667" calcext:value-type="float">
            <text:p>0.06667</text:p>
          </table:table-cell>
          <table:table-cell office:value-type="float" office:value="0" calcext:value-type="float">
            <text:p>0</text:p>
          </table:table-cell>
          <table:table-cell office:value-type="float" office:value="0.26667" calcext:value-type="float">
            <text:p>0.26667</text:p>
          </table:table-cell>
          <table:table-cell office:value-type="float" office:value="1.2" calcext:value-type="float">
            <text:p>1.2</text:p>
          </table:table-cell>
          <table:table-cell office:value-type="float" office:value="6.2" calcext:value-type="float">
            <text:p>6.2</text:p>
          </table:table-cell>
          <table:table-cell office:value-type="float" office:value="0.93333" calcext:value-type="float">
            <text:p>0.93333</text:p>
          </table:table-cell>
          <table:table-cell office:value-type="float" office:value="1.4" calcext:value-type="float">
            <text:p>1.4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3333" calcext:value-type="float">
            <text:p>0.13333</text:p>
          </table:table-cell>
          <table:table-cell office:value-type="float" office:value="0.06667" calcext:value-type="float">
            <text:p>0.0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5">00/00/0000</text:date>, <text:time style:data-style-name="N2" text:time-value="09:32:54.0011002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00:32:07.644195806</meta:creation-date>
    <dc:date>2019-02-15T09:33:48.945394414</dc:date>
    <meta:editing-duration>PT23M46S</meta:editing-duration>
    <meta:editing-cycles>4</meta:editing-cycles>
    <meta:generator>LibreOffice/6.0.7.3$Linux_X86_64 LibreOffice_project/00m0$Build-3</meta:generator>
    <meta:document-statistic meta:table-count="1" meta:cell-count="1118" meta:object-count="0"/>
  </office:meta>
</office:document-meta>
</file>